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　　　　　　　＿人人人人人人人人人人＿
　　　　　　　＞　　耐えがたい痛み！！＜
　　　　　　　￣Y^Y^Y^Y^Y^Y^Y^Y^Y^Y^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＿人人人人人人人人人人＿
＞　　耐えがたい痛み！！＜
￣Y^Y^Y^Y^Y^Y^Y^Y^Y^Y^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　　　　　　　＿人人人人人人人人人人＿
　　　　　　　＞　　　耐えがたい痛み　　　＜
　　　　　　　￣Y^Y^Y^Y^Y^Y^Y^Y^Y^Y^￣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　　　　　　　＿人人人人人人人人人人＿
　　　　　　　＞　　Unbearable pain!　　　＜
　　　　　　　￣Y^Y^Y^Y^Y^Y^Y^Y^Y^Y^￣</text:p>
          </table:table-cell>
          <table:table-cell table:number-columns-repeated="1020"/>
        </table:table-row>
        <table:table-row>
          <table:table-cell table:style-name="ce0" office:value-type="string">
            <text:p>足元の砂に体が呑み込まれる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r body is being swallowed into the sand
beneath your feet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